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normal" officeooo:rsid="000abc28" officeooo:paragraph-rsid="000abc28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abc28" officeooo:paragraph-rsid="000abc2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.</text:p>
      <text:p text:style-name="P1"/>
      <text:p text:style-name="P2">This is od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3:24:45.338400075</meta:creation-date>
    <dc:date>2016-11-01T20:11:43.466084457</dc:date>
    <meta:editing-duration>PT1M10S</meta:editing-duration>
    <meta:editing-cycles>3</meta:editing-cycles>
    <meta:generator>LibreOffice/4.3.3.2$Linux_X86_64 LibreOffice_project/430m0$Build-2</meta:generator>
    <dc:creator>Oleg Pykhalov</dc:creator>
    <meta:document-statistic meta:table-count="0" meta:image-count="0" meta:object-count="0" meta:page-count="1" meta:paragraph-count="2" meta:word-count="5" meta:character-count="22" meta:non-whitespace-character-count="19"/>
  </office:meta>
</office:document-meta>
</file>